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9.449cm" table:align="right"/>
    </style:style>
    <style:style style:name="Tabelle1.A" style:family="table-column">
      <style:table-column-properties style:column-width="9.449cm"/>
    </style:style>
    <style:style style:name="Tabelle1.1" style:family="table-row">
      <style:table-row-properties style:min-row-height="3.175cm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ff"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ext_20_body">
      <style:text-properties style:font-name="Times New Roman" fo:font-size="10pt" style:font-size-asian="10pt" style:font-size-complex="10pt"/>
    </style:style>
    <style:style style:name="P8" style:family="paragraph" style:parent-style-name="Text_20_body">
      <style:text-properties style:font-name="Times New Roman" fo:font-size="10pt" style:font-name-asian="CMSS10" style:font-size-asian="10pt" style:font-name-complex="CMSS10" style:font-size-complex="10pt"/>
    </style:style>
    <style:style style:name="P9" style:family="paragraph" style:parent-style-name="Text_20_body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2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3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5" style:family="paragraph" style:parent-style-name="Text_20_body">
      <style:paragraph-properties fo:margin-left="0.494cm" fo:margin-right="0cm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16" style:family="paragraph" style:parent-style-name="Text_20_body">
      <style:paragraph-properties fo:margin-left="0.526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7" style:family="paragraph" style:parent-style-name="Text_20_body">
      <style:paragraph-properties fo:margin-left="0.526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8" style:family="paragraph" style:parent-style-name="Text_20_body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19" style:family="paragraph" style:parent-style-name="Text_20_body">
      <style:paragraph-properties fo:margin-left="0.542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0" style:family="paragraph" style:parent-style-name="Text_20_body">
      <style:paragraph-properties fo:margin-left="0.542cm" fo:margin-right="0cm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1" style:family="paragraph" style:parent-style-name="Text_20_body">
      <style:paragraph-properties fo:margin-left="1.108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2" style:family="paragraph" style:parent-style-name="Text_20_body">
      <style:paragraph-properties fo:margin-left="1.67cm" fo:margin-right="0cm" fo:text-align="justify" style:justify-single-word="false" fo:text-indent="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48cm"/>
          <style:tab-stop style:position="5.703cm"/>
        </style:tab-stops>
      </style:paragraph-properties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48cm"/>
        </style:tab-stops>
      </style:paragraph-properties>
      <style:text-properties style:font-name="Times New Roman" fo:font-size="10pt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color="#0000ff" style:font-name="Times New Roman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ff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32" style:family="paragraph" style:parent-style-name="Standard">
      <style:paragraph-properties fo:margin-left="0.563cm" fo:margin-right="0cm" fo:text-indent="0cm" style:auto-text-indent="false" style:text-autospace="none"/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33" style:family="paragraph" style:parent-style-name="Standard">
      <style:paragraph-properties fo:margin-left="0.563cm" fo:margin-right="0cm" fo:text-align="justify" style:justify-single-word="false" fo:text-indent="0cm" style:auto-text-indent="false" style:text-autospace="none"/>
      <style:text-properties fo:color="#000000" style:font-name="Times New Roman" fo:font-size="10pt" style:font-name-asian="CMSS10" style:font-size-asian="10pt" style:font-name-complex="CMSS10" style:font-size-complex="10pt"/>
    </style:style>
    <style:style style:name="P34" style:family="paragraph" style:parent-style-name="Standard">
      <style:paragraph-properties fo:text-align="start" style:justify-single-word="false" fo:break-before="page"/>
      <style:text-properties style:font-name="Times New Roman" fo:font-size="10pt" style:font-size-asian="10pt" style:font-size-complex="10pt"/>
    </style:style>
    <style:style style:name="P35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6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7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8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39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0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1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2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3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4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45" style:family="paragraph" style:parent-style-name="Text_20_body" style:list-style-name="L5">
      <style:paragraph-properties fo:margin-left="0.563cm" fo:margin-right="0cm" fo:text-align="justify" style:justify-single-word="false" fo:text-indent="-0.01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46" style:family="paragraph" style:parent-style-name="Text_20_body" style:list-style-name="L5">
      <style:paragraph-properties fo:margin-left="0.563cm" fo:margin-right="0cm" fo:margin-top="0cm" fo:margin-bottom="0cm" fo:text-align="justify" style:justify-single-word="false" fo:text-indent="-0.016cm" style:auto-text-indent="false" style:text-autospace="none">
        <style:tab-stops/>
      </style:paragraph-properties>
    </style:style>
    <style:style style:name="P47" style:family="paragraph" style:parent-style-name="Text_20_body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8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49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0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1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2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3" style:family="paragraph" style:parent-style-name="Text_20_body" style:list-style-name="L5">
      <style:paragraph-properties fo:margin-left="0.563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4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5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6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7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CMSS10" style:font-size-asian="10pt" style:font-name-complex="CMSS10" style:font-size-complex="10pt"/>
    </style:style>
    <style:style style:name="P58" style:family="paragraph" style:parent-style-name="Text_20_body" style:list-style-name="L5">
      <style:paragraph-properties fo:margin-left="0.845cm" fo:margin-right="0cm" fo:text-align="justify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59" style:family="paragraph" style:parent-style-name="Text_20_body" style:list-style-name="L5">
      <style:paragraph-properties fo:margin-left="0.845cm" fo:margin-right="0cm" fo:text-align="start" style:justify-single-word="false" fo:text-indent="0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CMSS10" style:font-size-asian="10pt" style:font-style-asian="normal" style:font-weight-asian="normal" style:font-name-complex="CMSS10" style:font-size-complex="10pt" style:font-style-complex="normal" style:font-weight-complex="normal"/>
    </style:style>
    <style:style style:name="P60" style:family="paragraph" style:parent-style-name="Text_20_body" style:list-style-name="L8">
      <style:paragraph-properties fo:margin-left="0cm" fo:margin-right="0cm" fo:text-align="justify" style:justify-single-word="false" fo:text-indent="0.51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1" style:family="paragraph" style:parent-style-name="Text_20_body" style:list-style-name="L5">
      <style:paragraph-properties fo:margin-left="0cm" fo:margin-right="0cm" fo:text-align="justify" style:justify-single-word="false" fo:text-indent="0.526cm" style:auto-text-indent="false" style:text-autospace="none">
        <style:tab-stops/>
      </style:paragraph-properties>
      <style:text-properties style:font-name="Times New Roman" fo:font-size="10pt" fo:language="en" fo:country="US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2" style:family="paragraph" style:parent-style-name="Text_20_body">
      <style:paragraph-properties fo:margin-left="0cm" fo:margin-right="0cm" fo:text-align="justify" style:justify-single-word="false" fo:text-indent="0.526cm" style:auto-text-indent="false">
        <style:tab-stops/>
      </style:paragraph-properties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3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4" style:family="paragraph" style:parent-style-name="Text_20_body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0pt" style:font-size-asian="10pt" style:font-size-complex="10pt"/>
    </style:style>
    <style:style style:name="P65" style:family="paragraph" style:parent-style-name="Heading_20_1" style:list-style-name="L4">
      <style:text-properties style:font-name="Times New Roman"/>
    </style:style>
    <style:style style:name="P66" style:family="paragraph" style:parent-style-name="Heading_20_1" style:list-style-name="L4"/>
    <style:style style:name="P67" style:family="paragraph" style:parent-style-name="Heading_20_1" style:list-style-name="L1">
      <style:paragraph-properties fo:margin-left="0.016cm" fo:margin-right="0cm" fo:text-indent="0cm" style:auto-text-indent="false" fo:break-before="page"/>
      <style:text-properties style:font-name="Times New Roman"/>
    </style:style>
    <style:style style:name="P68" style:family="paragraph" style:parent-style-name="Heading_20_1" style:list-style-name="L4">
      <style:paragraph-properties fo:break-before="page"/>
      <style:text-properties style:font-name="Times New Roman"/>
    </style:style>
    <style:style style:name="P69" style:family="paragraph" style:parent-style-name="Heading_20_1" style:list-style-name="L13">
      <style:paragraph-properties fo:break-before="page"/>
    </style:style>
    <style:style style:name="P70" style:family="paragraph" style:parent-style-name="Heading_20_3" style:list-style-name="L6">
      <style:paragraph-properties fo:margin-left="0.243cm" fo:margin-right="0cm" fo:text-indent="0cm" style:auto-text-indent="false"/>
      <style:text-properties style:font-name="Times New Roman"/>
    </style:style>
    <style:style style:name="P71" style:family="paragraph" style:parent-style-name="Heading_20_3" style:list-style-name="L11">
      <style:paragraph-properties fo:margin-left="0.243cm" fo:margin-right="0cm" fo:text-indent="0cm" style:auto-text-indent="false"/>
      <style:text-properties style:font-name="Times New Roman"/>
    </style:style>
    <style:style style:name="P72" style:family="paragraph" style:parent-style-name="Heading_20_3" style:list-style-name="L17">
      <style:paragraph-properties fo:margin-left="0.243cm" fo:margin-right="0cm" fo:text-indent="0cm" style:auto-text-indent="false"/>
      <style:text-properties style:font-name="Times New Roman"/>
    </style:style>
    <style:style style:name="P73" style:family="paragraph" style:parent-style-name="Heading_20_3" style:list-style-name="L15">
      <style:paragraph-properties fo:margin-left="0.226cm" fo:margin-right="0cm" fo:text-indent="0cm" style:auto-text-indent="false"/>
      <style:text-properties style:font-name="Times New Roman"/>
    </style:style>
    <style:style style:name="P74" style:family="paragraph" style:parent-style-name="Heading_20_2" style:list-style-name="L2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75" style:family="paragraph" style:parent-style-name="Heading_20_2" style:list-style-name="Numbering_20_5">
      <style:text-properties style:font-name="Times New Roman"/>
    </style:style>
    <style:style style:name="P76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77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78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79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80" style:family="paragraph" style:parent-style-name="Heading_20_2" style:list-style-name="Numbering_20_5">
      <style:paragraph-properties fo:text-align="justify" style:justify-single-word="false"/>
      <style:text-properties style:font-name="Times New Roman"/>
    </style:style>
    <style:style style:name="P81" style:family="paragraph" style:parent-style-name="Heading_20_2" style:list-style-name="L7">
      <style:paragraph-properties fo:text-align="justify" style:justify-single-word="false"/>
      <style:text-properties style:font-name="Times New Roman"/>
    </style:style>
    <style:style style:name="P82" style:family="paragraph" style:parent-style-name="Heading_20_2" style:list-style-name="L2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83" style:family="paragraph" style:parent-style-name="Heading_20_2" style:list-style-name="Numbering_20_5">
      <style:paragraph-properties fo:margin-left="0cm" fo:margin-right="0cm" fo:text-indent="-0.016cm" style:auto-text-indent="false">
        <style:tab-stops/>
      </style:paragraph-properties>
      <style:text-properties style:font-name="Times New Roman"/>
    </style:style>
    <style:style style:name="P84" style:family="paragraph" style:parent-style-name="Heading_20_2" style:list-style-name="L9">
      <style:paragraph-properties fo:margin-left="0cm" fo:margin-right="0cm" fo:text-align="justify" style:justify-single-word="false" fo:text-indent="-0.016cm" style:auto-text-indent="false">
        <style:tab-stops/>
      </style:paragraph-properties>
      <style:text-properties style:font-name="Times New Roman" fo:font-size="11pt" style:font-size-asian="11pt" style:font-size-complex="11pt"/>
    </style:style>
    <style:style style:name="P85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6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7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8" style:family="paragraph" style:parent-style-name="Heading_20_2" style:list-style-name="L14">
      <style:paragraph-properties fo:margin-left="0cm" fo:margin-right="0cm" fo:text-indent="0cm" style:auto-text-indent="false"/>
      <style:text-properties style:font-name="Times New Roman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8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size="10pt" style:font-name-asian="CMSS10" style:font-size-asian="10pt" style:font-name-complex="CMSS10" style:font-size-complex="10pt"/>
    </style:style>
    <style:style style:name="T3" style:family="text">
      <style:text-properties style:font-name-asian="TimesNewRomanPSMT" style:font-name-complex="TimesNewRomanPSMT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italic" style:text-underline-style="none" style:font-name-asian="CMSS10" style:font-style-asian="italic" style:font-name-complex="CMSS10" style:font-style-complex="italic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font-name="Times New Roman" fo:font-size="10pt" style:font-size-asian="10pt" style:font-size-complex="10pt"/>
    </style:style>
    <style:style style:name="T12" style:family="text">
      <style:text-properties style:font-name="Times New Roman" fo:font-size="10pt" fo:language="en" fo:country="US" fo:font-style="italic" style:text-underline-style="none" fo:font-weight="normal" style:font-name-asian="CMSS10" style:font-size-asian="10pt" style:font-style-asian="italic" style:font-weight-asian="normal" style:font-name-complex="CMSS10" style:font-size-complex="10pt" style:font-style-complex="italic" style:font-weight-complex="normal"/>
    </style:style>
    <style:style style:name="T13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size="9pt" fo:font-style="italic" style:text-underline-style="none" style:font-size-asian="9pt" style:font-style-asian="italic" style:font-size-complex="9pt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L5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 " style:num-format="1" text:start-value="2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prefix=" " style:num-suffix=" 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prefix=" " style:num-suffix=" 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3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prefix=" " style:num-suffix=" " style:num-format="1" text:start-value="5">
        <style:list-level-properties text:min-label-width="0.6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4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4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min-label-width="0.6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number text:level="1" text:style-name="Numbering_20_Symbols" style:num-prefix=" " style:num-suffix=" " style:num-format="1" text:start-value="5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start-value="7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499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number:date-style style:name="N5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Dokumentation der Eigenleistungen nach Mitgliedern</text:p>
      <text:p text:style-name="P4">Programmieren eines 3D-Editors</text:p>
      <text:p text:style-name="P4">-- Blacksun --</text:p>
      <text:p text:style-name="P5"/>
      <text:p text:style-name="P5"/>
      <text:p text:style-name="P27">Projektmitglied: <text:span text:style-name="T15">Thomas Kuhndörfer</text:span></text:p>
      <text:p text:style-name="P5"/>
      <text:p text:style-name="P5"/>
      <text:p text:style-name="P5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Mitglieder: <text:tab/><text:span text:style-name="T3">Philipp </text:span>Gruber<text:tab/>pgruber@fh-landshut.de</text:p>
            <text:p text:style-name="P24"><text:tab/>Reinhard Jeschull<text:tab/>rjeschu@fh-landshut.de</text:p>
            <text:p text:style-name="P24"><text:tab/>Thomas Kuhndörfer<text:tab/>tkuhndo@fh-landshut.de</text:p>
            <text:p text:style-name="P24"><text:tab/>Thomas Tischler<text:tab/>ttischl1@fh-landshut.de</text:p>
            <text:p text:style-name="P24"><text:tab/>Stefan Zeltner<text:tab/>szeltne@fh-landshut.de</text:p>
            <text:p text:style-name="P25"/>
            <text:p text:style-name="P25">Betreuer:<text:tab/>Prof. Peter Hartmann</text:p>
            <text:p text:style-name="P25"/>
            <text:p text:style-name="P25">Homepage:<text:tab/>http://sourceforge.net/projects/blacksun/<text:tab/></text:p>
            <text:p text:style-name="P24">letzte Änderung: <text:date style:data-style-name="N5038" text:date-value="2007-06-21T23:50:38">Donnerstag, 21. Juni 2007</text:date></text:p>
          </table:table-cell>
        </table:table-row>
        <table:table-row>
          <table:table-cell table:style-name="Tabelle1.A2" office:value-type="string">
            <text:p text:style-name="P24"/>
          </table:table-cell>
        </table:table-row>
      </table:table>
      <text:p text:style-name="P6"/>
      <text:p text:style-name="P34"/>
      <text:table-of-content text:style-name="Sect1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list text:style-name="Numbering_20_1">
              <text:list-item>
                <text:p text:style-name="Contents_20_Heading">Inhaltsverzeichnis</text:p>
              </text:list-item>
            </text:list>
          </text:index-title>
          <text:p text:style-name="P90"><text:s/>1 Übersicht<text:tab/>3</text:p>
          <text:p text:style-name="P89"><text:s/>1.1 Allgemeine Verantwortlichkeiten<text:tab/>3</text:p>
          <text:p text:style-name="P90"><text:s/>2 Organisatorische Übersicht<text:tab/>3</text:p>
          <text:p text:style-name="P89"><text:s/>2.1 Projektplanung<text:tab/>3</text:p>
          <text:p text:style-name="P89"><text:s/>2.2 Pflichtenheft<text:tab/>3</text:p>
          <text:p text:style-name="P91"><text:s/>2.2.1 Weitere Ausarbeitung: Gemeinsam bearbeitet<text:tab/>3</text:p>
          <text:p text:style-name="P89"><text:s/>2.3 Sitzungsprotokolle<text:tab/>3</text:p>
          <text:p text:style-name="P89"><text:s/>2.4 Taskliste: Gemeinsam erstellt mit Reinhard Jeschull<text:tab/>3</text:p>
          <text:p text:style-name="P89"><text:s/>2.5 TODO-Liste: Gemeinsam erstellt mit Reinhard Jeschull<text:tab/>3</text:p>
          <text:p text:style-name="P89"><text:s/>2.6 Zwischenpräsentation am 17.01.2007: Gemeinsam bearbeitet<text:tab/>3</text:p>
          <text:p text:style-name="P89"><text:s/>2.7 Architekturdokumentation: Gemeinsam bearbeitet<text:tab/>3</text:p>
          <text:p text:style-name="P90"><text:s/>3 Entwicklungsübersicht: Kern-Module<text:tab/>4</text:p>
          <text:p text:style-name="P89"><text:s/>3.1 SceneGraph<text:tab/>4</text:p>
          <text:p text:style-name="P90"><text:s/>4 Entwicklungsübersicht: Plugins<text:tab/>4</text:p>
          <text:p text:style-name="P89"><text:s/>4.1 Modifikatoren<text:tab/>4</text:p>
          <text:p text:style-name="P91"><text:s/>4.2.1 Extrude<text:tab/>4</text:p>
          <text:p text:style-name="P90"><text:s/>5 Sonstiges<text:tab/>5</text:p>
          <text:p text:style-name="P89"><text:s/>5.1 Handbuch<text:tab/>5</text:p>
          <text:p text:style-name="P91"><text:s/>5.2.1 Handbuchteile: Gemeinsam bearbeitet<text:tab/>5</text:p>
          <text:p text:style-name="P89"><text:s/>5.2 Infrastruktur auf Sourceforge<text:tab/>5</text:p>
          <text:p text:style-name="P89"><text:s/>5.3 Installer<text:tab/>5</text:p>
          <text:p text:style-name="P89"><text:s/>5.4 Richtlinien<text:tab/>5</text:p>
          <text:p text:style-name="P91"><text:s/>5.7.1 Allgemeingültige Programmierrichtlinien<text:tab/>5</text:p>
        </text:index-body>
      </text:table-of-content>
      <text:p text:style-name="P6"/>
      <text:p text:style-name="P6"/>
      <text:list text:style-name="L1">
        <text:list-item>
          <text:h text:style-name="P67" text:outline-level="1">Übersicht</text:h>
        </text:list-item>
      </text:list>
      <text:p text:style-name="P7"/>
      <text:list text:style-name="L2">
        <text:list-item>
          <text:list>
            <text:list-item>
              <text:h text:style-name="P82" text:outline-level="2">Allgemeine Verantwortlichkeiten</text:h>
            </text:list-item>
          </text:list>
        </text:list-item>
      </text:list>
      <text:list text:style-name="L3">
        <text:list-item>
          <text:p text:style-name="P30">Organisatorische Projektplanung und Szenengraph</text:p>
        </text:list-item>
      </text:list>
      <text:list text:style-name="L2" text:continue-numbering="true">
        <text:list-item>
          <text:list text:continue-numbering="true">
            <text:list-header>
              <text:h text:style-name="P74" text:outline-level="2" text:is-list-header="true"/>
            </text:list-header>
          </text:list>
        </text:list-item>
      </text:list>
      <text:list text:style-name="L4">
        <text:list-item>
          <text:h text:style-name="P65" text:outline-level="1">Organisatorische Übersicht</text:h>
        </text:list-item>
      </text:list>
      <text:p text:style-name="P8"/>
      <text:list text:style-name="Numbering_20_5">
        <text:list-item text:start-value="1">
          <text:list>
            <text:list-item text:start-value="1">
              <text:h text:style-name="P75" text:outline-level="2" text:restart-numbering="true" text:start-value="1">Projektplanung</text:h>
            </text:list-item>
          </text:list>
        </text:list-item>
      </text:list>
      <text:list text:style-name="L5">
        <text:list-item>
          <text:p text:style-name="P35">Allgemeine projektorganisatorische Tätigkeiten</text:p>
        </text:list-item>
        <text:list-item>
          <text:p text:style-name="P35">Kommunikation mit dem Projektbetreuer</text:p>
        </text:list-item>
        <text:list-item>
          <text:p text:style-name="P35">Erstellung und Kontrolle des Projektzeitplans</text:p>
        </text:list-item>
        <text:list-item>
          <text:p text:style-name="P35">Festlegung und Durchführung der Sitzungstermine</text:p>
        </text:list-item>
        <text:list-item>
          <text:p text:style-name="P48">Siehe: <text:span text:style-name="T6">http://blacksun.svn.sourceforge.net/viewvc/blacksun/orga/planner/</text:span></text:p>
        </text:list-item>
      </text:list>
      <text:p text:style-name="P10"/>
      <text:list text:style-name="Numbering_20_5" text:continue-numbering="true">
        <text:list-item>
          <text:list text:continue-numbering="true">
            <text:list-item>
              <text:h text:style-name="P83" text:outline-level="2">Pf<text:span text:style-name="T9">lichtenheft</text:span></text:h>
            </text:list-item>
          </text:list>
        </text:list-item>
      </text:list>
      <text:p text:style-name="P15"/>
      <text:list text:style-name="L6">
        <text:list-item>
          <text:list>
            <text:list-item>
              <text:list>
                <text:list-item>
                  <text:h text:style-name="P70" text:outline-level="3">Weitere Ausarbeitung: <text:span text:style-name="T15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54">Detailiertere Festlegung der einzelnen Pflichtenheftabschnitte</text:p>
        </text:list-item>
        <text:list-item>
          <text:p text:style-name="P54">Siehe: <text:span text:style-name="T7">http://blacksun.svn.sourceforge.net/viewvc/blacksun/orga/specification/</text:span></text:p>
        </text:list-item>
      </text:list>
      <text:p text:style-name="P14"/>
      <text:list text:style-name="Numbering_20_5" text:continue-numbering="true">
        <text:list-item>
          <text:list text:continue-numbering="true">
            <text:list-item>
              <text:h text:style-name="P76" text:outline-level="2">Sitzungsprotokolle</text:h>
            </text:list-item>
          </text:list>
        </text:list-item>
      </text:list>
      <text:list text:style-name="L5">
        <text:list-item text:start-value="1">
          <text:p text:style-name="P35">Verfassen der wöchentlichen Sitzungsprotokolle zur Eigendokumentation und für den Projektbetreuer</text:p>
        </text:list-item>
        <text:list-item>
          <text:p text:style-name="P48">Siehe: <text:span text:style-name="T6">http://blacksun.svn.sourceforge.net/viewvc/blacksun/orga/sessions/</text:span></text:p>
        </text:list-item>
      </text:list>
      <text:p text:style-name="P16"/>
      <text:list text:style-name="Numbering_20_5" text:continue-numbering="true">
        <text:list-item>
          <text:list text:continue-numbering="true">
            <text:list-item>
              <text:h text:style-name="P76" text:outline-level="2">Taskliste: Gemeinsam erstellt mit <text:span text:style-name="T5">Reinhard Jeschull</text:span></text:h>
            </text:list-item>
          </text:list>
        </text:list-item>
      </text:list>
      <text:list text:style-name="L5">
        <text:list-item text:start-value="1">
          <text:p text:style-name="P35">Erstellung und aktuell halten der Aufgabenliste, welche sich auf die Muss- und Wunschkriterien aus dem Pflichtenheft bezieht</text:p>
        </text:list-item>
        <text:list-item>
          <text:p text:style-name="P48">Siehe: <text:span text:style-name="T6">http://blacksun.svn.sourceforge.net/viewvc/blacksun/orga/tasks/</text:span></text:p>
        </text:list-item>
      </text:list>
      <text:p text:style-name="P17"/>
      <text:list text:style-name="Numbering_20_5" text:continue-numbering="true">
        <text:list-item>
          <text:list text:continue-numbering="true">
            <text:list-item>
              <text:h text:style-name="P76" text:outline-level="2">TODO-Liste: <text:span text:style-name="T13">Gemeinsam erstellt mit </text:span><text:span text:style-name="T10">Reinhard Jeschull</text:span></text:h>
            </text:list-item>
          </text:list>
        </text:list-item>
      </text:list>
      <text:list text:style-name="L5">
        <text:list-item text:start-value="1">
          <text:p text:style-name="P35">Erstellung und aktuell halten der TODO-Liste für kleiner Aufgaben, welche während Besprechungen und Programmieraufgaben hinzukommen</text:p>
        </text:list-item>
        <text:list-item>
          <text:p text:style-name="P48">Siehe: <text:span text:style-name="T6">http://blacksun.svn.sourceforge.net/viewvc/blacksun/orga/notices/TODO.txt?view=log</text:span></text:p>
        </text:list-item>
      </text:list>
      <text:p text:style-name="P18"/>
      <text:list text:style-name="Numbering_20_5" text:continue-numbering="true">
        <text:list-item>
          <text:list text:continue-numbering="true">
            <text:list-item>
              <text:h text:style-name="P76" text:outline-level="2">Zwischenpräsentation am 17.01.2007: <text:span text:style-name="T15">Gemeinsam bearbeitet</text:span></text:h>
            </text:list-item>
          </text:list>
        </text:list-item>
      </text:list>
      <text:list text:style-name="L5">
        <text:list-item text:start-value="1">
          <text:p text:style-name="P35">Erstellung der einzelnen Präsentationsteile für die Zwischenpräsentation am Ende des 3. Semesters</text:p>
        </text:list-item>
        <text:list-item>
          <text:p text:style-name="P48">Siehe: <text:span text:style-name="T6">http://blacksun.svn.sourceforge.net/viewvc/blacksun/orga/presentation/</text:span></text:p>
        </text:list-item>
      </text:list>
      <text:p text:style-name="P19"/>
      <text:list text:style-name="Numbering_20_5" text:continue-numbering="true">
        <text:list-item>
          <text:list text:continue-numbering="true">
            <text:list-item>
              <text:h text:style-name="P76" text:outline-level="2">Architekturdokumentation: <text:span text:style-name="T15">Gemeinsam bearbeitet</text:span></text:h>
            </text:list-item>
          </text:list>
        </text:list-item>
      </text:list>
      <text:list text:style-name="L5">
        <text:list-item text:start-value="1">
          <text:p text:style-name="P35">Je nach Zuständigkeit wurden die Seiten der Dokumentationen von den jeweiligen Projektmitgliedern erstellt</text:p>
        </text:list-item>
        <text:list-item>
          <text:p text:style-name="P48"><text:span text:style-name="T2">Siehe: </text:span><text:a xlink:type="simple" xlink:href="http://blacksun.svn.sourceforge.net/viewvc/blacksun/orga/architecture/"><text:span text:style-name="T8">http://blacksun.svn.sourceforge.net/viewvc/blacksun/orga/architecture/</text:span></text:a></text:p>
        </text:list-item>
      </text:list>
      <text:p text:style-name="P47"><text:span text:style-name="T8"/></text:p>
      <text:p text:style-name="P47"><text:span text:style-name="T8"/></text:p>
      <text:p text:style-name="P47"/>
      <text:list text:style-name="L4" text:continue-numbering="true">
        <text:list-item>
          <text:h text:style-name="P68" text:outline-level="1">Entwicklungsübersicht: Kern-Module</text:h>
        </text:list-item>
      </text:list>
      <text:p text:style-name="P17"/>
      <text:list text:style-name="L7">
        <text:list-item>
          <text:list>
            <text:list-item>
              <text:h text:style-name="P81" text:outline-level="2">SceneGraph</text:h>
            </text:list-item>
          </text:list>
        </text:list-item>
      </text:list>
      <text:p text:style-name="P21">Siehe Architekturdokumentation Kapitel 6</text:p>
      <text:list text:style-name="L8">
        <text:list-header>
          <text:p text:style-name="P60"/>
        </text:list-header>
      </text:list>
      <text:p text:style-name="P20"/>
      <text:list text:style-name="L4" text:continue-numbering="true">
        <text:list-item>
          <text:h text:style-name="P66" text:outline-level="1">Entwicklungsübersicht: Plugins</text:h>
        </text:list-item>
      </text:list>
      <text:p text:style-name="P21"/>
      <text:list text:style-name="L9">
        <text:list-item>
          <text:list>
            <text:list-item>
              <text:h text:style-name="P84" text:outline-level="2">Modifikatoren</text:h>
            </text:list-item>
          </text:list>
        </text:list-item>
      </text:list>
      <text:p text:style-name="P9"><text:span text:style-name="T5"/></text:p>
      <text:list text:style-name="L11">
        <text:list-item>
          <text:list>
            <text:list-item>
              <text:list>
                <text:list-item>
                  <text:h text:style-name="P71" text:outline-level="3">Extrude</text:h>
                </text:list-item>
              </text:list>
            </text:list-item>
          </text:list>
        </text:list-item>
      </text:list>
      <text:p text:style-name="P22">Siehe Architekturdokumentation Kapitel 11.3</text:p>
      <text:p text:style-name="P9"/>
      <text:p text:style-name="P63"/>
      <text:list text:style-name="L13">
        <text:list-item>
          <text:h text:style-name="P69" text:outline-level="1">Sonstiges</text:h>
        </text:list-item>
      </text:list>
      <text:p text:style-name="P62"><text:span text:style-name="T5"/></text:p>
      <text:list text:style-name="L14">
        <text:list-item>
          <text:list>
            <text:list-item>
              <text:h text:style-name="P85" text:outline-level="2">Handbuch</text:h>
            </text:list-item>
          </text:list>
        </text:list-item>
      </text:list>
      <text:p text:style-name="P13"/>
      <text:list text:style-name="L15">
        <text:list-item>
          <text:list>
            <text:list-item>
              <text:list>
                <text:list-item>
                  <text:h text:style-name="P73" text:outline-level="3">Handbuchteile: <text:span text:style-name="T15">Gemeinsam bearbeitet</text:span>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54">Erstellung der einzelnen Handbuchanteile je nach Vearantwortlichkeit</text:p>
        </text:list-item>
        <text:list-item>
          <text:p text:style-name="P58">Siehe: <text:span text:style-name="T7">http://blacksun.svn.sourceforge.net/viewvc/blacksun/Manual/</text:span></text:p>
        </text:list-item>
      </text:list>
      <text:p text:style-name="P32"><text:span text:style-name="T5"/></text:p>
      <text:p text:style-name="P11"/>
      <text:list text:style-name="L14" text:continue-numbering="true">
        <text:list-item>
          <text:list text:continue-numbering="true">
            <text:list-item>
              <text:h text:style-name="P88" text:outline-level="2">Infrastruktur auf Sourceforge</text:h>
            </text:list-item>
          </text:list>
        </text:list-item>
      </text:list>
      <text:list text:style-name="L5">
        <text:list-item text:start-value="1">
          <text:p text:style-name="P44">Kontoerstellung</text:p>
        </text:list-item>
        <text:list-item>
          <text:p text:style-name="P44">Siehe: <text:span text:style-name="T7">http://sourceforge.net/projects/blacksun</text:span></text:p>
        </text:list-item>
      </text:list>
      <text:p text:style-name="P12"/>
      <text:list text:style-name="L14" text:continue-numbering="true">
        <text:list-item>
          <text:list text:continue-numbering="true">
            <text:list-item>
              <text:h text:style-name="P85" text:outline-level="2">Installer</text:h>
            </text:list-item>
          </text:list>
        </text:list-item>
      </text:list>
      <text:list text:style-name="L5">
        <text:list-item text:start-value="1">
          <text:p text:style-name="P61">Skr<text:span text:style-name="T9">ipt für Debian-Paket</text:span></text:p>
        </text:list-item>
        <text:list-item>
          <text:p text:style-name="P46"><text:span text:style-name="T11">Siehe: </text:span><text:span text:style-name="T12">http://sou</text:span><text:span text:style-name="T12">rceforge.net/project/showfiles.php?group_id=179656</text:span></text:p>
        </text:list-item>
      </text:list>
      <text:p text:style-name="P31"><text:span text:style-name="T5"/></text:p>
      <text:p text:style-name="P11"/>
      <text:list text:style-name="L14" text:continue-numbering="true">
        <text:list-item>
          <text:list text:continue-numbering="true">
            <text:list-item>
              <text:h text:style-name="P85" text:outline-level="2">Richtlinien</text:h>
            </text:list-item>
          </text:list>
        </text:list-item>
      </text:list>
      <text:p text:style-name="P31"><text:span text:style-name="T5"/></text:p>
      <text:list text:style-name="L17">
        <text:list-item>
          <text:list>
            <text:list-item>
              <text:list>
                <text:list-item>
                  <text:h text:style-name="P72" text:outline-level="3">Allgemeingültige Programmierrichtlinien</text:h>
                </text:list-item>
              </text:list>
            </text:list-item>
          </text:list>
        </text:list-item>
      </text:list>
      <text:list text:style-name="L5">
        <text:list-item text:start-value="1">
          <text:p text:style-name="P54">Sammlung von C++-spezifischen Programmiertipps, gesamelt aus den Fachbüchern „Effektiv C++ programmieren“ und „Mehr effektiv C++ programmieren“ von Scott Meyers</text:p>
        </text:list-item>
        <text:list-item>
          <text:p text:style-name="P59">Siehe: <text:span text:style-name="T14">http://blacksun.svn.sourceforge.net/viewvc/blacksun/orga/guidelines/Programmierrichtlinien.pdf?view=log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MSS10" svg:font-family="CMSS10"/>
    <style:font-face style:name="StarSymbol1" svg:font-family="StarSymbo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de" fo:country="DE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list-style-name="Numbering_20_1" style:class="text">
      <style:paragraph-properties fo:margin-top="0cm" fo:margin-bottom="0cm" fo:keep-with-next="always"/>
      <style:text-properties style:font-name="Arial" fo:font-size="10pt" fo:font-weight="bold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Outline" style:class="text" style:master-page-name="" style:default-outline-level="1">
      <style:paragraph-properties fo:margin-top="0cm" fo:margin-bottom="0cm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Outline" style:class="text" style:default-outline-level="2">
      <style:paragraph-properties fo:margin-top="0cm" fo:margin-bottom="0cm">
        <style:tab-stops/>
      </style:paragraph-properties>
      <style:text-properties fo:font-size="1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list-style-name="Outline" style:class="text" style:default-outline-level="3">
      <style:paragraph-properties fo:margin-top="0cm" fo:margin-bottom="0cm"/>
      <style:text-properties fo:font-size="10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Outline" style:class="text" style:default-outline-level="4">
      <style:paragraph-properties fo:margin-top="0cm" fo:margin-bottom="0cm"/>
      <style:text-properties fo:font-size="10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list-style-name="Outline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list-style-name="Outline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list-style-name="Outline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list-style-name="Outline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list-style-name="Outline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  <style:background-image/>
      </style:paragraph-properties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text:style-name="Numbering_20_Symbols" style:num-prefix=" " style:num-suffix=" " style:num-format="1" text:start-value="2">
        <style:list-level-properties text:min-label-width="0.499cm" text:min-label-distance="0.381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81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81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81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81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81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81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81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81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81cm"/>
      </text:list-level-style-number>
    </text:list-style>
    <text:list-style style:name="Numbering_20_1" style:display-name="Numbering 1">
      <text:list-level-style-number text:level="1" text:style-name="Numbering_20_Symbols" style:num-prefix=" " style:num-suffix=" " style:num-format="1" text:start-value="6">
        <style:list-level-properties text:min-label-width="0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prefix=" " style:num-suffix=" " style:num-format="1" text:start-value="2">
        <style:list-level-properties text:min-label-width="0.4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45cm" text:min-label-width="0.651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1.1cm" text:min-label-width="0.45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1.605cm" text:min-label-width="0.395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2cm" text:min-label-width="0.395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2.395cm" text:min-label-width="0.395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791cm" text:min-label-width="0.395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186cm" text:min-label-width="0.395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3.581cm" text:min-label-width="0.395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3.976cm" text:min-label-width="0.395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size="10pt" style:text-underline-style="none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span text:style-name="T1">Eigenleistungs-Dokumentation – Blacksun<text:tab/><text:tab/></text:span><text:span text:style-name="T1"><text:chapter text:display="number-and-name" text:outline-level="1"> 5 Sonstiges</text:chapter></text:span></text:p>
      </style:header>
      <style:footer>
        <text:p text:style-name="P2"><text:page-number text:select-page="current">5</text:page-number> von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10-10T13:37:10</meta:creation-date>
    <dc:creator>Thomas Kuhndörfer</dc:creator>
    <dc:date>2007-06-21T23:50:38</dc:date>
    <meta:printed-by>Reinhard Jeschull</meta:printed-by>
    <meta:print-date>2007-01-06T13:27:57</meta:print-date>
    <dc:language>de-DE</dc:language>
    <meta:editing-cycles>603</meta:editing-cycles>
    <meta:editing-duration>P3DT3H4M5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89" meta:word-count="422" meta:character-count="3862"/>
  </office:meta>
</office:document-meta>
</file>